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12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300</text:p>
          </table:table-cell>
          <table:table-cell office:value-type="string">
            <text:p>12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1800</text:p>
          </table:table-cell>
          <table:table-cell office:value-type="string">
            <text:p>12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1 units or a single T2 unit.</text:p>
          </table:table-cell>
          <table:table-cell table:style-name="ce6" office:value-type="string" table:number-columns-spanned="1" table:number-rows-spanned="3">
            <text:p>Pickup and dropoff ground units. T1 units takes up 1 slot. T2 takes up 2 slots. T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1 units, two T2 units, or one T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1 units, four T2 units or two T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 Produces 0.2 metal per second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 Produces 0.6 metal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 Produces 1.8 metal per secon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600/1200</text:p>
          </table:table-cell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float" office:value="5400">
            <text:p>5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Stealth to allies in 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15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225">
            <text:p>122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6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25/12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450 (1 HP)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2250 (6 HP)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4500/18000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1250 (36 HP)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56">
            <text:p>56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50 TP, 450 * 6 (1 HP)</text:p>
          </table:table-cell>
          <table:table-cell office:value-type="string">
            <text:p>7.2, 240 (40)</text:p>
          </table:table-cell>
          <table:table-cell office:value-type="string">
            <text:p>16, 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 x2, 2250 * 6 (6 HP)</text:p>
          </table:table-cell>
          <table:table-cell office:value-type="string">
            <text:p>2.4, 240 (40)</text:p>
          </table:table-cell>
          <table:table-cell office:value-type="string">
            <text:p>16, 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150 TP x4, 11250 * 6 (36 HP)</text:p>
          </table:table-cell>
          <table:table-cell office:value-type="string">
            <text:p>0.8, 240 (40)</text:p>
          </table:table-cell>
          <table:table-cell office:value-type="string">
            <text:p>16, 9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180 x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360 x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810 x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45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36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125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10 energy per shot.</text:p>
          </table:table-cell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 energy per shot.</text:p>
          </table:table-cell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250 energy per shot.</text:p>
          </table:table-cell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400">
            <text:p>24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4400">
            <text:p>144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Consumes 10 energy per second.</text:p>
          </table:table-cell>
          <table:table-cell table:style-name="ce6" office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600/1200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string">
            <text:p>Consumes 50 energy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3600/14400</text:p>
          </table:table-cell>
          <table:table-cell office:value-type="float" office:value="500">
            <text:p>500</text:p>
          </table:table-cell>
          <table:table-cell office:value-type="float" office:value="3600">
            <text:p>36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string">
            <text:p>Consumes 250 energy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4000/16000</text:p>
          </table:table-cell>
          <table:table-cell office:value-type="float" office:value="800">
            <text:p>80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0 health per second. Consumes 8 energy for every 10 health restore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0 health per second. Consumes 6 energy for every 10 health restore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float" office:value="4500">
            <text:p>45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0 health per second. Consumes 4 energy for every 10 health restore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0 energy per shot.</text:p>
          </table:table-cell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4500/9000</text:p>
          </table:table-cell>
          <table:table-cell office:value-type="float" office:value="900">
            <text:p>900</text:p>
          </table:table-cell>
          <table:table-cell office:value-type="float" office:value="9000">
            <text:p>9000</text:p>
          </table:table-cell>
          <table:table-cell office:value-type="string">
            <text:p>6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00 energy per shot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27000/108000</text:p>
          </table:table-cell>
          <table:table-cell office:value-type="float" office:value="5400">
            <text:p>5400</text:p>
          </table:table-cell>
          <table:table-cell office:value-type="float" office:value="54000">
            <text:p>54000</text:p>
          </table:table-cell>
          <table:table-cell office:value-type="string">
            <text:p>18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100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100/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300/6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900/3600</text:p>
          </table:table-cell>
          <table:table-cell office:value-type="float" office:value="450">
            <text:p>450</text:p>
          </table:table-cell>
          <table:table-cell office:value-type="float" office:value="900">
            <text:p>9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</text:p>
          </table:table-cell>
          <table:table-cell table:number-columns-repeated="1012"/>
        </table:table-row>
        <table:table-row table:style-name="ro2">
          <table:table-cell office:value-type="string">
            <text:p>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/500 M/E Storage. Produces 0.2/1 M/E per second.</text:p>
          </table:table-cell>
          <table:table-cell table:number-columns-repeated="1012"/>
        </table:table-row>
        <table:table-row table:style-name="ro2">
          <table:table-cell office:value-type="string">
            <text:p>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4000">
            <text:p>4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/5000 M/E Storage. Produces 2/10 M/E per second.</text:p>
          </table:table-cell>
          <table:table-cell table:number-columns-repeated="1012"/>
        </table:table-row>
        <table:table-row table:style-name="ro2">
          <table:table-cell office:value-type="string">
            <text:p>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40000">
            <text:p>40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00/50000 M/E Storage. Produces 20/100 M/E per second.</text:p>
          </table:table-cell>
          <table:table-cell table:number-columns-repeated="1012"/>
        </table:table-row>
        <table:table-row table:style-name="ro2" table:number-rows-repeated="104845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000-00-00T12:25:37.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5-26T13:13:55.14</dc:date>
    <meta:editing-duration>P17DT21H8M15S</meta:editing-duration>
    <meta:editing-cycles>1750</meta:editing-cycles>
    <meta:generator>LibreOffice/4.0.5.2$Windows_x86 LibreOffice_project/5464147a081647a250913f19c0715bca595af2f</meta:generator>
    <meta:document-statistic meta:table-count="1" meta:cell-count="1330" meta:object-count="0"/>
  </office:meta>
</office:document-meta>
</file>